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c6fa" officeooo:paragraph-rsid="0000c6fa"/>
    </style:style>
    <style:style style:name="P2" style:family="paragraph" style:parent-style-name="Preformatted_20_Text">
      <style:text-properties officeooo:rsid="0000c6fa" officeooo:paragraph-rsid="00022508"/>
    </style:style>
    <style:style style:name="P3" style:family="paragraph" style:parent-style-name="Preformatted_20_Text">
      <style:text-properties officeooo:rsid="0000c6fa" officeooo:paragraph-rsid="0003a74e"/>
    </style:style>
    <style:style style:name="P4" style:family="paragraph" style:parent-style-name="Preformatted_20_Text">
      <style:text-properties officeooo:rsid="0000c6fa" officeooo:paragraph-rsid="0010ddb7"/>
    </style:style>
    <style:style style:name="P5" style:family="paragraph" style:parent-style-name="Preformatted_20_Text">
      <style:text-properties officeooo:rsid="0000c6fa" officeooo:paragraph-rsid="00141a28"/>
    </style:style>
    <style:style style:name="P6" style:family="paragraph" style:parent-style-name="Preformatted_20_Text">
      <style:text-properties officeooo:rsid="0000c6fa" officeooo:paragraph-rsid="0015ee7f"/>
    </style:style>
    <style:style style:name="P7" style:family="paragraph" style:parent-style-name="Preformatted_20_Text">
      <style:text-properties officeooo:rsid="00022508" officeooo:paragraph-rsid="00022508"/>
    </style:style>
    <style:style style:name="P8" style:family="paragraph" style:parent-style-name="Preformatted_20_Text">
      <style:text-properties officeooo:rsid="00022508" officeooo:paragraph-rsid="0003a74e"/>
    </style:style>
    <style:style style:name="P9" style:family="paragraph" style:parent-style-name="Preformatted_20_Text">
      <style:text-properties officeooo:rsid="00022508" officeooo:paragraph-rsid="00042eca"/>
    </style:style>
    <style:style style:name="P10" style:family="paragraph" style:parent-style-name="Preformatted_20_Text">
      <style:text-properties officeooo:rsid="00022508" officeooo:paragraph-rsid="0010ddb7"/>
    </style:style>
    <style:style style:name="P11" style:family="paragraph" style:parent-style-name="Preformatted_20_Text">
      <style:text-properties officeooo:rsid="00022508" officeooo:paragraph-rsid="00141a28"/>
    </style:style>
    <style:style style:name="P12" style:family="paragraph" style:parent-style-name="Preformatted_20_Text">
      <style:text-properties officeooo:rsid="00022508" officeooo:paragraph-rsid="0015ee7f"/>
    </style:style>
    <style:style style:name="P13" style:family="paragraph" style:parent-style-name="Preformatted_20_Text">
      <style:text-properties officeooo:rsid="00022508" officeooo:paragraph-rsid="00172d94"/>
    </style:style>
    <style:style style:name="P14" style:family="paragraph" style:parent-style-name="Preformatted_20_Text">
      <style:text-properties officeooo:rsid="0003a74e" officeooo:paragraph-rsid="0003a74e"/>
    </style:style>
    <style:style style:name="P15" style:family="paragraph" style:parent-style-name="Preformatted_20_Text">
      <style:text-properties officeooo:rsid="0003a74e" officeooo:paragraph-rsid="0010ddb7"/>
    </style:style>
    <style:style style:name="P16" style:family="paragraph" style:parent-style-name="Preformatted_20_Text">
      <style:text-properties officeooo:rsid="0003a74e" officeooo:paragraph-rsid="00141a28"/>
    </style:style>
    <style:style style:name="P17" style:family="paragraph" style:parent-style-name="Preformatted_20_Text">
      <style:text-properties officeooo:rsid="0005f8d6" officeooo:paragraph-rsid="00071d82"/>
    </style:style>
    <style:style style:name="P18" style:family="paragraph" style:parent-style-name="Preformatted_20_Text">
      <style:text-properties officeooo:rsid="0005f8d6" officeooo:paragraph-rsid="000757a8"/>
    </style:style>
    <style:style style:name="P19" style:family="paragraph" style:parent-style-name="Preformatted_20_Text">
      <style:text-properties officeooo:rsid="0005f8d6" officeooo:paragraph-rsid="0008307a"/>
    </style:style>
    <style:style style:name="P20" style:family="paragraph" style:parent-style-name="Preformatted_20_Text">
      <style:paragraph-properties fo:text-align="center" style:justify-single-word="false"/>
      <style:text-properties fo:font-weight="bold" officeooo:rsid="000757a8" officeooo:paragraph-rsid="000757a8" style:font-weight-asian="bold" style:font-weight-complex="bold"/>
    </style:style>
    <style:style style:name="P21" style:family="paragraph" style:parent-style-name="Preformatted_20_Text">
      <style:text-properties officeooo:rsid="0008307a" officeooo:paragraph-rsid="0008307a"/>
    </style:style>
    <style:style style:name="P22" style:family="paragraph" style:parent-style-name="Preformatted_20_Text">
      <style:text-properties officeooo:rsid="00071d82" officeooo:paragraph-rsid="0008307a"/>
    </style:style>
    <style:style style:name="P23" style:family="paragraph" style:parent-style-name="Preformatted_20_Text">
      <style:text-properties officeooo:rsid="00071d82" officeooo:paragraph-rsid="000a5715"/>
    </style:style>
    <style:style style:name="P24" style:family="paragraph" style:parent-style-name="Preformatted_20_Text">
      <style:text-properties officeooo:rsid="00071d82" officeooo:paragraph-rsid="00172d94"/>
    </style:style>
    <style:style style:name="P25" style:family="paragraph" style:parent-style-name="Preformatted_20_Text">
      <style:text-properties officeooo:rsid="00071d82" officeooo:paragraph-rsid="0024cf14"/>
    </style:style>
    <style:style style:name="P26" style:family="paragraph" style:parent-style-name="Preformatted_20_Text">
      <style:text-properties officeooo:rsid="00071d82" officeooo:paragraph-rsid="002660d2"/>
    </style:style>
    <style:style style:name="P27" style:family="paragraph" style:parent-style-name="Preformatted_20_Text">
      <style:text-properties officeooo:rsid="000a5715" officeooo:paragraph-rsid="000a5715"/>
    </style:style>
    <style:style style:name="P28" style:family="paragraph" style:parent-style-name="Preformatted_20_Text">
      <style:text-properties officeooo:paragraph-rsid="000cb71c"/>
    </style:style>
    <style:style style:name="P29" style:family="paragraph" style:parent-style-name="Preformatted_20_Text">
      <style:text-properties officeooo:rsid="000cb71c" officeooo:paragraph-rsid="000cb71c"/>
    </style:style>
    <style:style style:name="P30" style:family="paragraph" style:parent-style-name="Preformatted_20_Text">
      <style:text-properties officeooo:rsid="000cb71c" officeooo:paragraph-rsid="000f4fb8"/>
    </style:style>
    <style:style style:name="P3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0ddb7" officeooo:paragraph-rsid="0010ddb7" style:font-size-asian="20pt" style:font-weight-asian="bold" style:font-size-complex="20pt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font-size="13pt" style:text-underline-style="none" fo:font-weight="normal" officeooo:rsid="0010ddb7" officeooo:paragraph-rsid="0010ddb7" style:font-size-asian="13pt" style:font-weight-asian="normal" style:font-size-complex="13pt" style:font-weight-complex="normal"/>
    </style:style>
    <style:style style:name="P33" style:family="paragraph" style:parent-style-name="Preformatted_20_Text">
      <style:text-properties officeooo:rsid="0015ee7f" officeooo:paragraph-rsid="0015ee7f"/>
    </style:style>
    <style:style style:name="P34" style:family="paragraph" style:parent-style-name="Preformatted_20_Text">
      <style:text-properties officeooo:rsid="00172d94" officeooo:paragraph-rsid="00172d94"/>
    </style:style>
    <style:style style:name="P35" style:family="paragraph" style:parent-style-name="Preformatted_20_Text">
      <style:text-properties officeooo:rsid="001b1893" officeooo:paragraph-rsid="001b1893"/>
    </style:style>
    <style:style style:name="P36" style:family="paragraph" style:parent-style-name="Preformatted_20_Text">
      <style:text-properties officeooo:rsid="00210fdf" officeooo:paragraph-rsid="002453c0"/>
    </style:style>
    <style:style style:name="P37" style:family="paragraph" style:parent-style-name="Preformatted_20_Text">
      <style:text-properties officeooo:rsid="00210fdf" officeooo:paragraph-rsid="0021d027"/>
    </style:style>
    <style:style style:name="P38" style:family="paragraph" style:parent-style-name="Preformatted_20_Text">
      <style:text-properties officeooo:rsid="002660d2" officeooo:paragraph-rsid="002660d2"/>
    </style:style>
    <style:style style:name="P39" style:family="paragraph" style:parent-style-name="Preformatted_20_Text">
      <style:text-properties fo:color="#336633" officeooo:rsid="001b1893" officeooo:paragraph-rsid="001b1893"/>
    </style:style>
    <style:style style:name="P40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a5715" officeooo:paragraph-rsid="0008307a"/>
    </style:style>
    <style:style style:name="P41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cb71c" officeooo:paragraph-rsid="000cb71c"/>
    </style:style>
    <style:style style:name="P42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336633" officeooo:rsid="0008307a" officeooo:paragraph-rsid="002de2b4"/>
    </style:style>
    <style:style style:name="P43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cf14"/>
    </style:style>
    <style:style style:name="P44" style:family="paragraph" style:parent-style-name="Standard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53c0"/>
    </style:style>
    <style:style style:name="P45" style:family="paragraph" style:parent-style-name="Standard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cf14"/>
    </style:style>
    <style:style style:name="P46" style:family="paragraph" style:parent-style-name="Standard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660d2"/>
    </style:style>
    <style:style style:name="P47" style:family="paragraph" style:parent-style-name="Preformatted_20_Text" style:list-style-name="L1">
      <style:text-properties officeooo:rsid="0003a74e" officeooo:paragraph-rsid="0003a74e"/>
    </style:style>
    <style:style style:name="P48" style:family="paragraph" style:parent-style-name="Preformatted_20_Text" style:list-style-name="L1">
      <style:text-properties officeooo:rsid="0003a74e" officeooo:paragraph-rsid="0010ddb7"/>
    </style:style>
    <style:style style:name="P49" style:family="paragraph" style:parent-style-name="Preformatted_20_Text" style:list-style-name="L3">
      <style:text-properties officeooo:rsid="0003a74e" officeooo:paragraph-rsid="0003a74e"/>
    </style:style>
    <style:style style:name="P50" style:family="paragraph" style:parent-style-name="Preformatted_20_Text" style:list-style-name="L1">
      <style:text-properties officeooo:rsid="0000c6fa" officeooo:paragraph-rsid="0000c6fa"/>
    </style:style>
    <style:style style:name="P51" style:family="paragraph" style:parent-style-name="Preformatted_20_Text" style:list-style-name="L1">
      <style:text-properties officeooo:rsid="0000c6fa" officeooo:paragraph-rsid="00141a28"/>
    </style:style>
    <style:style style:name="P52" style:family="paragraph" style:parent-style-name="Preformatted_20_Text" style:list-style-name="L1">
      <style:text-properties officeooo:rsid="0000c6fa" officeooo:paragraph-rsid="0015ee7f"/>
    </style:style>
    <style:style style:name="P53" style:family="paragraph" style:parent-style-name="Preformatted_20_Text" style:list-style-name="L1">
      <style:text-properties officeooo:rsid="0000c6fa" officeooo:paragraph-rsid="0010ddb7"/>
    </style:style>
    <style:style style:name="P54" style:family="paragraph" style:parent-style-name="Preformatted_20_Text" style:list-style-name="L2">
      <style:text-properties officeooo:rsid="0000c6fa" officeooo:paragraph-rsid="0000c6fa"/>
    </style:style>
    <style:style style:name="P55" style:family="paragraph" style:parent-style-name="Preformatted_20_Text" style:list-style-name="L3">
      <style:text-properties officeooo:paragraph-rsid="0005f8d6"/>
    </style:style>
    <style:style style:name="P56" style:family="paragraph" style:parent-style-name="Preformatted_20_Text" style:list-style-name="L3">
      <style:text-properties officeooo:paragraph-rsid="00172d94"/>
    </style:style>
    <style:style style:name="P57" style:family="paragraph" style:parent-style-name="Preformatted_20_Text" style:list-style-name="L3">
      <style:text-properties officeooo:rsid="00022508" officeooo:paragraph-rsid="00022508"/>
    </style:style>
    <style:style style:name="P58" style:family="paragraph" style:parent-style-name="Preformatted_20_Text" style:list-style-name="L3">
      <style:text-properties officeooo:rsid="00022508" officeooo:paragraph-rsid="0003a74e"/>
    </style:style>
    <style:style style:name="P59" style:family="paragraph" style:parent-style-name="Preformatted_20_Text" style:list-style-name="L1">
      <style:text-properties officeooo:rsid="00022508" officeooo:paragraph-rsid="00140bd9"/>
    </style:style>
    <style:style style:name="P60" style:family="paragraph" style:parent-style-name="Preformatted_20_Text" style:list-style-name="L6">
      <style:text-properties officeooo:rsid="00022508" officeooo:paragraph-rsid="00141a28"/>
    </style:style>
    <style:style style:name="P61" style:family="paragraph" style:parent-style-name="Preformatted_20_Text" style:list-style-name="L6">
      <style:text-properties officeooo:rsid="00022508" officeooo:paragraph-rsid="0015ee7f"/>
    </style:style>
    <style:style style:name="P62" style:family="paragraph" style:parent-style-name="Preformatted_20_Text" style:list-style-name="L4">
      <style:text-properties officeooo:rsid="000a5715" officeooo:paragraph-rsid="000a5715"/>
    </style:style>
    <style:style style:name="P63" style:family="paragraph" style:parent-style-name="Preformatted_20_Text" style:list-style-name="L4">
      <style:text-properties officeooo:rsid="00071d82" officeooo:paragraph-rsid="00071d82"/>
    </style:style>
    <style:style style:name="P64" style:family="paragraph" style:parent-style-name="Preformatted_20_Text" style:list-style-name="L7">
      <style:text-properties officeooo:rsid="00071d82" officeooo:paragraph-rsid="002453c0"/>
    </style:style>
    <style:style style:name="P65" style:family="paragraph" style:parent-style-name="Preformatted_20_Text" style:list-style-name="L3">
      <style:text-properties officeooo:rsid="0005f8d6" officeooo:paragraph-rsid="00071d82"/>
    </style:style>
    <style:style style:name="P66" style:family="paragraph" style:parent-style-name="Preformatted_20_Text" style:list-style-name="L5">
      <style:text-properties officeooo:paragraph-rsid="000757a8"/>
    </style:style>
    <style:style style:name="P67" style:family="paragraph" style:parent-style-name="Preformatted_20_Text" style:list-style-name="L5">
      <style:text-properties officeooo:rsid="0008307a" officeooo:paragraph-rsid="000757a8"/>
    </style:style>
    <style:style style:name="P68" style:family="paragraph" style:parent-style-name="Preformatted_20_Text" style:list-style-name="L7">
      <style:text-properties fo:color="#336633" officeooo:rsid="002f0577" officeooo:paragraph-rsid="002e27a8"/>
    </style:style>
    <style:style style:name="P69" style:family="paragraph" style:parent-style-name="Preformatted_20_Text" style:list-style-name="L7">
      <style:text-properties fo:color="#336633" officeooo:rsid="000a5715" officeooo:paragraph-rsid="00172d94"/>
    </style:style>
    <style:style style:name="P70" style:family="paragraph" style:parent-style-name="Preformatted_20_Text" style:list-style-name="L7">
      <style:text-properties officeooo:rsid="00210fdf" officeooo:paragraph-rsid="00210fdf"/>
    </style:style>
    <style:style style:name="P71" style:family="paragraph" style:parent-style-name="Preformatted_20_Text" style:list-style-name="L7">
      <style:text-properties officeooo:rsid="00210fdf" officeooo:paragraph-rsid="002453c0"/>
    </style:style>
    <style:style style:name="P72" style:family="paragraph" style:parent-style-name="Preformatted_20_Text" style:list-style-name="L7">
      <style:text-properties officeooo:rsid="00210fdf" officeooo:paragraph-rsid="0024cf14"/>
    </style:style>
    <style:style style:name="P73" style:family="paragraph" style:parent-style-name="Preformatted_20_Text" style:list-style-name="L7">
      <style:text-properties officeooo:rsid="00210fdf" officeooo:paragraph-rsid="002660d2"/>
    </style:style>
    <style:style style:name="P74" style:family="paragraph" style:parent-style-name="Preformatted_20_Text" style:list-style-name="L7">
      <style:text-properties officeooo:rsid="002e27a8" officeooo:paragraph-rsid="002f0577"/>
    </style:style>
    <style:style style:name="P75" style:family="paragraph" style:parent-style-name="Preformatted_20_Text" style:list-style-name="L7">
      <style:text-properties officeooo:rsid="002660d2" officeooo:paragraph-rsid="002660d2"/>
    </style:style>
    <style:style style:name="P76" style:family="paragraph" style:parent-style-name="Preformatted_20_Text">
      <style:text-properties officeooo:rsid="002660d2" officeooo:paragraph-rsid="002660d2"/>
    </style:style>
    <style:style style:name="P77" style:family="paragraph" style:parent-style-name="Preformatted_20_Text" style:list-style-name="L7">
      <style:text-properties officeooo:rsid="00285116" officeooo:paragraph-rsid="00285116"/>
    </style:style>
    <style:style style:name="P78" style:family="paragraph" style:parent-style-name="Preformatted_20_Text">
      <style:text-properties officeooo:rsid="00348ba4" officeooo:paragraph-rsid="00348ba4"/>
    </style:style>
    <style:style style:name="P79" style:family="paragraph" style:parent-style-name="Preformatted_20_Text">
      <style:paragraph-properties fo:text-align="center" style:justify-single-word="false"/>
      <style:text-properties officeooo:rsid="00348ba4" officeooo:paragraph-rsid="00348ba4"/>
    </style:style>
    <style:style style:name="P80" style:family="paragraph" style:parent-style-name="Preformatted_20_Text">
      <style:text-properties fo:font-weight="bold" officeooo:rsid="00348ba4" officeooo:paragraph-rsid="00348ba4" style:font-weight-asian="bold" style:font-weight-complex="bold"/>
    </style:style>
    <style:style style:name="P81" style:family="paragraph" style:parent-style-name="Preformatted_20_Text" style:list-style-name="L1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3a74e" officeooo:paragraph-rsid="0003a74e"/>
    </style:style>
    <style:style style:name="P82" style:family="paragraph" style:parent-style-name="Preformatted_20_Text" style:list-style-name="L1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3a74e" officeooo:paragraph-rsid="0010ddb7"/>
    </style:style>
    <style:style style:name="P83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3a74e" officeooo:paragraph-rsid="0003a74e"/>
    </style:style>
    <style:style style:name="P84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size="15pt" fo:font-weight="bold" officeooo:rsid="0003a74e" officeooo:paragraph-rsid="0003a74e" style:font-size-asian="15pt" style:font-weight-asian="bold" style:font-size-complex="15pt" style:font-weight-complex="bold"/>
    </style:style>
    <style:style style:name="P85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size="15pt" fo:font-weight="bold" officeooo:rsid="00042eca" officeooo:paragraph-rsid="00042eca" style:font-size-asian="15pt" style:font-weight-asian="bold" style:font-size-complex="15pt" style:font-weight-complex="bold"/>
    </style:style>
    <style:style style:name="P86" style:family="paragraph" style:parent-style-name="Preformatted_20_Text" style:list-style-name="L3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size="15pt" fo:font-weight="bold" officeooo:rsid="00042eca" officeooo:paragraph-rsid="00172d94" style:font-size-asian="15pt" style:font-weight-asian="bold" style:font-size-complex="15pt" style:font-weight-complex="bold"/>
    </style:style>
    <style:style style:name="P87" style:family="paragraph" style:parent-style-name="Preformatted_20_Text" style:list-style-name="L4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05f8d6"/>
    </style:style>
    <style:style style:name="P88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30ca62"/>
    </style:style>
    <style:style style:name="P89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307a" officeooo:paragraph-rsid="002453c0"/>
    </style:style>
    <style:style style:name="P90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336633" officeooo:rsid="001b1893" officeooo:paragraph-rsid="001b1893"/>
    </style:style>
    <style:style style:name="P91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990000" officeooo:rsid="0008307a" officeooo:paragraph-rsid="00339c31"/>
    </style:style>
    <style:style style:name="P92" style:family="paragraph" style:parent-style-name="Preformatted_20_Text" style:list-style-name="L7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990000" officeooo:rsid="002f0577" officeooo:paragraph-rsid="00339c31"/>
    </style:style>
    <style:style style:name="P93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348ba4" officeooo:paragraph-rsid="00348ba4"/>
    </style:style>
    <style:style style:name="T1" style:family="text">
      <style:text-properties officeooo:rsid="00022508"/>
    </style:style>
    <style:style style:name="T2" style:family="text">
      <style:text-properties officeooo:rsid="0003a74e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0ddb7" style:font-size-asian="15pt" style:font-weight-asian="bold" style:font-size-complex="15pt" style:font-weight-complex="bold"/>
    </style:style>
    <style:style style:name="T5" style:family="text">
      <style:text-properties officeooo:rsid="0005f8d6"/>
    </style:style>
    <style:style style:name="T6" style:family="text">
      <style:text-properties officeooo:rsid="00071d82"/>
    </style:style>
    <style:style style:name="T7" style:family="text">
      <style:text-properties officeooo:rsid="0008307a"/>
    </style:style>
    <style:style style:name="T8" style:family="text">
      <style:text-properties officeooo:rsid="000a571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5715" style:font-weight-asian="bold" style:font-weight-complex="bold"/>
    </style:style>
    <style:style style:name="T11" style:family="text">
      <style:text-properties officeooo:rsid="000b06e8"/>
    </style:style>
    <style:style style:name="T1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242729" style:font-name="Consolas" fo:font-size="9.75pt" fo:letter-spacing="normal" fo:font-style="normal" fo:font-weight="normal" officeooo:rsid="000cb71c" fo:background-color="#eff0f1" loext:char-shading-value="0" loext:padding="0cm" loext:border="none"/>
    </style:style>
    <style:style style:name="T14" style:family="text">
      <style:text-properties officeooo:rsid="000f4fb8"/>
    </style:style>
    <style:style style:name="T15" style:family="text">
      <style:text-properties officeooo:rsid="0010ddb7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officeooo:rsid="001321c1"/>
    </style:style>
    <style:style style:name="T19" style:family="text">
      <style:text-properties officeooo:rsid="00140bd9"/>
    </style:style>
    <style:style style:name="T20" style:family="text">
      <style:text-properties officeooo:rsid="0015ee7f"/>
    </style:style>
    <style:style style:name="T21" style:family="text">
      <style:text-properties officeooo:rsid="00172d94"/>
    </style:style>
    <style:style style:name="T22" style:family="text">
      <style:text-properties officeooo:rsid="00210fdf"/>
    </style:style>
    <style:style style:name="T23" style:family="text">
      <style:text-properties officeooo:rsid="0021d027"/>
    </style:style>
    <style:style style:name="T24" style:family="text">
      <style:text-properties officeooo:rsid="0022c4b1"/>
    </style:style>
    <style:style style:name="T25" style:family="text">
      <style:text-properties officeooo:rsid="002453c0"/>
    </style:style>
    <style:style style:name="T26" style:family="text">
      <style:text-properties officeooo:rsid="002aa4fa"/>
    </style:style>
    <style:style style:name="T27" style:family="text">
      <style:text-properties officeooo:rsid="002f0577"/>
    </style:style>
    <style:style style:name="T28" style:family="text">
      <style:text-properties officeooo:rsid="00339c31"/>
    </style:style>
    <style:style style:name="T29" style:family="text">
      <style:text-properties fo:color="#336633"/>
    </style:style>
    <style:style style:name="T30" style:family="text">
      <style:text-properties fo:color="#336633" officeooo:rsid="0030ca62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13401712860847358" text:style-name="L1">
        <text:list-header>
          <text:p text:style-name="P81"><text:span text:style-name="T3">Table 1 : Airtports_mod</text:span> </text:p>
          <text:p text:style-name="P47"/>
        </text:list-header>
        <text:list-item>
          <text:p text:style-name="P50">create database assignments ;</text:p>
        </text:list-item>
        <text:list-item>
          <text:p text:style-name="P50">show databases;</text:p>
        </text:list-item>
      </text:list>
      <text:list xml:id="list4615339253167658401" text:style-name="L2">
        <text:list-item>
          <text:p text:style-name="P54">use assignments ;</text:p>
        </text:list-item>
        <text:list-item>
          <text:p text:style-name="P54">create table <text:span text:style-name="T1">airports_mod </text:span>(</text:p>
        </text:list-item>
      </text:list>
      <text:p text:style-name="P1">airport_id int,</text:p>
      <text:p text:style-name="P1">airport_name string,</text:p>
      <text:p text:style-name="P1">airport_city string,</text:p>
      <text:p text:style-name="P1">airport_country string,</text:p>
      <text:p text:style-name="P1">airport_letter_code3 string,</text:p>
      <text:p text:style-name="P1">bank string,</text:p>
      <text:p text:style-name="P1">airport_icao string,</text:p>
      <text:p text:style-name="P1">latitude double,</text:p>
      <text:p text:style-name="P1">lontitude double,</text:p>
      <text:p text:style-name="P1">altitude double,</text:p>
      <text:p text:style-name="P1">timezone double,</text:p>
      <text:p text:style-name="P1">dst string,</text:p>
      <text:p text:style-name="P1">tz string</text:p>
      <text:p text:style-name="P2">)</text:p>
      <text:p text:style-name="P7">row format delimited fields terminated by ','</text:p>
      <text:p text:style-name="P2">;</text:p>
      <text:p text:style-name="P2"/>
      <text:list xml:id="list8047403493796295136" text:style-name="L3">
        <text:list-item>
          <text:p text:style-name="P57">load data local inpath 'Air-datasets/airports_mod.dat' into table airports_mod;</text:p>
        </text:list-item>
        <text:list-item>
          <text:p text:style-name="P57">select * from airports_mod limit 10;</text:p>
          <text:p text:style-name="P49"/>
          <text:p text:style-name="P84">Table 2 : Final_airlines</text:p>
          <text:p text:style-name="P49"/>
          <text:p text:style-name="P58"/>
        </text:list-item>
        <text:list-item>
          <text:p text:style-name="P57">create table final_airlines (</text:p>
        </text:list-item>
      </text:list>
      <text:p text:style-name="P7">airline_id int,</text:p>
      <text:p text:style-name="P7">airline_name string,</text:p>
      <text:p text:style-name="P7">airline_alias_name string,</text:p>
      <text:p text:style-name="P7">airline_iata string,</text:p>
      <text:p text:style-name="P7">airline_icao string,</text:p>
      <text:p text:style-name="P7">callsign string,</text:p>
      <text:p text:style-name="P7">airline_country string,</text:p>
      <text:p text:style-name="P7">active_status string</text:p>
      <text:p text:style-name="P7">)</text:p>
      <text:p text:style-name="P7">row format delimited fields terminated by ','</text:p>
      <text:p text:style-name="P7">;</text:p>
      <text:p text:style-name="P1"/>
      <text:list xml:id="list100646302010298" text:continue-numbering="true" text:style-name="L3">
        <text:list-item>
          <text:p text:style-name="P57">load data local inpath 'Air-datasets/Final_airlines' into table final_airlines;</text:p>
        </text:list-item>
        <text:list-item>
          <text:p text:style-name="P57">select * from final_airlines limit 10;</text:p>
        </text:list-item>
      </text:list>
      <text:p text:style-name="P7"/>
      <text:list xml:id="list100647546778425" text:continue-numbering="true" text:style-name="L3">
        <text:list-header>
          <text:p text:style-name="P83"><text:span text:style-name="T3">Table 3 : Routes</text:span> </text:p>
          <text:p text:style-name="P49"/>
        </text:list-header>
        <text:list-item>
          <text:p text:style-name="P49">create table routes (</text:p>
        </text:list-item>
      </text:list>
      <text:p text:style-name="P14">airline_code string,</text:p>
      <text:p text:style-name="P14">airline_id int,</text:p>
      <text:p text:style-name="P14">source_airport_code string,</text:p>
      <text:p text:style-name="P14">source_airport_id int,</text:p>
      <text:p text:style-name="P14">dest_airport_code string,</text:p>
      <text:p text:style-name="P14">dest_airport_id int,</text:p>
      <text:p text:style-name="P14">codeshare_status string,</text:p>
      <text:p text:style-name="P14">stops int,</text:p>
      <text:p text:style-name="P14">equipment string</text:p>
      <text:p text:style-name="P14">)</text:p>
      <text:p text:style-name="P8"><text:soft-page-break/>row format delimited fields terminated by ','</text:p>
      <text:p text:style-name="P8">;</text:p>
      <text:p text:style-name="P8"/>
      <text:p text:style-name="P3"/>
      <text:list xml:id="list100646730161776" text:continue-numbering="true" text:style-name="L3">
        <text:list-item>
          <text:p text:style-name="P58">load data local inpath 'Air-datasets/<text:span text:style-name="T2">routes.dat</text:span>' into table <text:span text:style-name="T2">routes</text:span>;</text:p>
        </text:list-item>
        <text:list-item>
          <text:p text:style-name="P58">select * from <text:span text:style-name="T2">routes</text:span> limit 10;</text:p>
        </text:list-item>
      </text:list>
      <text:p text:style-name="P8"/>
      <text:p text:style-name="P9"/>
      <text:list xml:id="list100646606431546" text:continue-numbering="true" text:style-name="L3">
        <text:list-header>
          <text:p text:style-name="P85">Airlines Analysis Queries :</text:p>
          <text:p text:style-name="P55"/>
        </text:list-header>
      </text:list>
      <text:list xml:id="list262124500442930505" text:style-name="L4">
        <text:list-item>
          <text:p text:style-name="P87">select airport_id, airport_name from <text:s/>airports_mod where airport_country = 'India' ;</text:p>
          <text:p text:style-name="P62"/>
        </text:list-item>
        <text:list-item>
          <text:p text:style-name="P63">select distinct(t.<text:span text:style-name="T2">airline_</text:span>name,t.<text:span text:style-name="T5">stops</text:span>) from</text:p>
          <text:p text:style-name="P63">(</text:p>
        </text:list-item>
      </text:list>
      <text:list xml:id="list100647533205446" text:continue-list="list100646606431546" text:style-name="L3">
        <text:list-header>
          <text:p text:style-name="P65">select <text:s/>airline_name, stops</text:p>
        </text:list-header>
      </text:list>
      <text:p text:style-name="P17">from <text:span text:style-name="T1">final_airlines</text:span> join <text:s/><text:span text:style-name="T2">routes</text:span></text:p>
      <text:p text:style-name="P17">where <text:span text:style-name="T1">final_airlines</text:span>.<text:span text:style-name="T2">airline_id</text:span> = <text:span text:style-name="T2">routes</text:span>.<text:span text:style-name="T2">airline_id and stops = 0</text:span></text:p>
      <text:p text:style-name="P17"><text:span text:style-name="T6">) t</text:span>;</text:p>
      <text:p text:style-name="P20">OR </text:p>
      <text:list xml:id="list831902675428215519" text:style-name="L5">
        <text:list-header>
          <text:p text:style-name="P66"/>
          <text:p text:style-name="P67">select <text:s/>distinct(airline_name , stops)</text:p>
        </text:list-header>
      </text:list>
      <text:p text:style-name="P18">from <text:span text:style-name="T1">final_airlines</text:span> join <text:s/><text:span text:style-name="T2">routes</text:span></text:p>
      <text:p text:style-name="P19">where <text:span text:style-name="T1">final_airlines</text:span>.<text:span text:style-name="T2">airline_id</text:span> = <text:span text:style-name="T2">routes</text:span>.<text:span text:style-name="T2">airline_id and stops = 0 ; </text:span></text:p>
      <text:p text:style-name="P40"><text:tab/></text:p>
      <text:p text:style-name="P27"/>
      <text:p text:style-name="P23"><text:span text:style-name="T10">3)</text:span><text:span text:style-name="T8"><text:tab/></text:span>select distinct(<text:span text:style-name="T7">a</text:span>.<text:span text:style-name="T2">airline_</text:span>name,<text:span text:style-name="T7">a</text:span>.codeshare_status ) from</text:p>
      <text:p text:style-name="P22">(</text:p>
      <text:p text:style-name="P22">select <text:s/>distinct(airline_name , codeshare_status)</text:p>
      <text:p text:style-name="P19">from <text:span text:style-name="T1">final_airlines</text:span> join <text:s/><text:span text:style-name="T2">routes</text:span></text:p>
      <text:p text:style-name="P19">where <text:span text:style-name="T1">final_airlines</text:span>.<text:span text:style-name="T2">airline_id</text:span> = <text:span text:style-name="T2">routes</text:span>.<text:span text:style-name="T2">airline_id</text:span></text:p>
      <text:p text:style-name="P21">) a ; </text:p>
      <text:p text:style-name="P40"/>
      <text:p text:style-name="P21"/>
      <text:p text:style-name="P28"><text:span text:style-name="T10">4)</text:span><text:span text:style-name="T8"><text:tab/>select airport_country, <text:s/>count(*) </text:span><text:span text:style-name="Source_20_Text"><text:span text:style-name="T12">as cnt</text:span></text:span></text:p>
      <text:p text:style-name="P28"><text:span text:style-name="T11">from airports_mod group by airport_country order by </text:span><text:span text:style-name="Source_20_Text"><text:span text:style-name="T12">cnt desc </text:span></text:span><text:span text:style-name="Source_20_Text"><text:span text:style-name="T13">limit 1</text:span></text:span><text:span text:style-name="T11">; </text:span></text:p>
      <text:p text:style-name="P41"/>
      <text:p text:style-name="P29"><text:s/></text:p>
      <text:p text:style-name="P30">5)<text:tab/><text:span text:style-name="T14">select airline_name from final_airlines where airline_country = 'United States' and active_status = 'Y';</text:span></text:p>
      <text:p text:style-name="P30"/>
      <text:p text:style-name="P30"/>
      <text:p text:style-name="P21"/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text:soft-page-break/>Stack-overflow Solution</text:p>
      <text:p text:style-name="P31"/>
      <text:p text:style-name="P32"><text:span text:style-name="T17">Terminal Path </text:span><text:span text:style-name="T16">: </text:span>/<text:span text:style-name="T16">usr/local/hive/hive_code_material/project info/Stack Overflow Dataset$</text:span> </text:p>
      <text:list xml:id="list100647309906555" text:continue-list="list5213401712860847358" text:style-name="L1">
        <text:list-header>
          <text:p text:style-name="P82"><text:span text:style-name="T3">Table </text:span><text:span text:style-name="T4">4</text:span><text:span text:style-name="T3"> : </text:span><text:span text:style-name="T4">Comments</text:span></text:p>
          <text:p text:style-name="P48"/>
        </text:list-header>
        <text:list-item>
          <text:p text:style-name="P48">create table comments (</text:p>
        </text:list-item>
      </text:list>
      <text:p text:style-name="P15"><text:span text:style-name="T15">comment_id</text:span> <text:span text:style-name="T15">int</text:span>,</text:p>
      <text:p text:style-name="P15"><text:span text:style-name="T15">comment</text:span>_<text:span text:style-name="T15">user_</text:span>id int</text:p>
      <text:p text:style-name="P15">)</text:p>
      <text:p text:style-name="P10">row format delimited fields terminated by ','</text:p>
      <text:p text:style-name="P10">;</text:p>
      <text:p text:style-name="P10"/>
      <text:p text:style-name="P4"/>
      <text:list xml:id="list100647333539426" text:continue-numbering="true" text:style-name="L1">
        <text:list-item>
          <text:p text:style-name="P59">load data local inpath '<text:span text:style-name="T18">comments.csv</text:span>' into table <text:span text:style-name="T2">comments</text:span>;</text:p>
        </text:list-item>
        <text:list-item>
          <text:p text:style-name="P59">select * from <text:span text:style-name="T2">comments</text:span> limit 10;</text:p>
        </text:list-item>
      </text:list>
      <text:p text:style-name="P19"/>
      <text:p text:style-name="P19"/>
      <text:list xml:id="list100646351638033" text:continue-numbering="true" text:style-name="L1">
        <text:list-header>
          <text:p text:style-name="P82"><text:span text:style-name="T3">Table </text:span><text:span text:style-name="T4">5</text:span><text:span text:style-name="T3"> : </text:span><text:span text:style-name="T4">Posts</text:span></text:p>
          <text:p text:style-name="P48"/>
        </text:list-header>
        <text:list-item>
          <text:p text:style-name="P51">create <text:span text:style-name="T19">table posts (</text:span></text:p>
        </text:list-item>
      </text:list>
      <text:p text:style-name="P16"><text:span text:style-name="T20">post_id</text:span> <text:span text:style-name="T15">int</text:span>,</text:p>
      <text:p text:style-name="P33">post_type int,</text:p>
      <text:p text:style-name="P33">creationdate <text:span text:style-name="T26">timestamp</text:span>,</text:p>
      <text:p text:style-name="P33">score int,</text:p>
      <text:p text:style-name="P33">viewcount int,</text:p>
      <text:p text:style-name="P33">owneruserid int,</text:p>
      <text:p text:style-name="P33">title string,</text:p>
      <text:p text:style-name="P33">answercount int,</text:p>
      <text:p text:style-name="P33">commentcount int</text:p>
      <text:p text:style-name="P16">)</text:p>
      <text:p text:style-name="P11">row format delimited fields terminated by ','</text:p>
      <text:p text:style-name="P11">;</text:p>
      <text:p text:style-name="P11"/>
      <text:p text:style-name="P5"/>
      <text:list xml:id="list1971041129524399722" text:style-name="L6">
        <text:list-item>
          <text:p text:style-name="P60">load data local inpath '<text:span text:style-name="T19">posts.csv</text:span>' into table <text:span text:style-name="T19">posts</text:span>;</text:p>
        </text:list-item>
        <text:list-item>
          <text:p text:style-name="P60">select * from <text:span text:style-name="T19">posts</text:span> limit 10;</text:p>
        </text:list-item>
      </text:list>
      <text:p text:style-name="P4"/>
      <text:p text:style-name="P4"/>
      <text:list xml:id="list100647617478010" text:continue-list="list100646351638033" text:style-name="L1">
        <text:list-header>
          <text:p text:style-name="P82"><text:span text:style-name="T3">Table </text:span><text:span text:style-name="T4">6</text:span><text:span text:style-name="T3"> : </text:span><text:span text:style-name="T4">Post_types</text:span></text:p>
          <text:p text:style-name="P48"/>
        </text:list-header>
        <text:list-item>
          <text:p text:style-name="P52">create <text:span text:style-name="T20">table post_types (</text:span></text:p>
        </text:list-item>
      </text:list>
      <text:p text:style-name="P33">post_type_id int,</text:p>
      <text:p text:style-name="P33">post_type_name string</text:p>
      <text:p text:style-name="P33">)</text:p>
      <text:p text:style-name="P12">row format delimited fields terminated by ','</text:p>
      <text:p text:style-name="P12">;</text:p>
      <text:p text:style-name="P12"/>
      <text:p text:style-name="P6"/>
      <text:list xml:id="list100646067839801" text:continue-list="list1971041129524399722" text:style-name="L6">
        <text:list-item>
          <text:p text:style-name="P61">load data local inpath '<text:span text:style-name="T19">posttypes.csv</text:span>' into table <text:span text:style-name="T20">post_types</text:span>;</text:p>
        </text:list-item>
        <text:list-item>
          <text:p text:style-name="P61">select * from <text:span text:style-name="T20">post_types</text:span> limit 10;</text:p>
        </text:list-item>
      </text:list>
      <text:p text:style-name="P6"/>
      <text:p text:style-name="P4"/>
      <text:p text:style-name="P4"/>
      <text:list xml:id="list100646659641381" text:continue-list="list100647617478010" text:style-name="L1">
        <text:list-header>
          <text:p text:style-name="P82"><text:span text:style-name="T3">Table </text:span><text:span text:style-name="T4">7</text:span><text:span text:style-name="T3"> : </text:span><text:span text:style-name="T4">Users</text:span></text:p>
          <text:p text:style-name="P48"/>
        </text:list-header>
        <text:list-item>
          <text:p text:style-name="P53">create <text:span text:style-name="T20">table users (</text:span></text:p>
        </text:list-item>
      </text:list>
      <text:p text:style-name="P34">user_id int,</text:p>
      <text:p text:style-name="P34"><text:soft-page-break/>reputation int,</text:p>
      <text:p text:style-name="P34">displayname string,</text:p>
      <text:p text:style-name="P34">location string,</text:p>
      <text:p text:style-name="P34">age int</text:p>
      <text:p text:style-name="P33">)</text:p>
      <text:p text:style-name="P12">row format delimited fields terminated by ','</text:p>
      <text:p text:style-name="P12">;</text:p>
      <text:p text:style-name="P12"/>
      <text:p text:style-name="P6"/>
      <text:list xml:id="list100645990564181" text:continue-list="list100646067839801" text:style-name="L6">
        <text:list-item>
          <text:p text:style-name="P61">load data local inpath '<text:span text:style-name="T21">users.csv</text:span>' into table <text:span text:style-name="T21">users</text:span>;</text:p>
        </text:list-item>
        <text:list-item>
          <text:p text:style-name="P61">select * from <text:span text:style-name="T21">users</text:span> limit 10;</text:p>
        </text:list-item>
      </text:list>
      <text:p text:style-name="P12"/>
      <text:p text:style-name="P12"/>
      <text:p text:style-name="P12"/>
      <text:p text:style-name="P13"/>
      <text:list xml:id="list100647630252885" text:continue-list="list100647533205446" text:style-name="L3">
        <text:list-header>
          <text:p text:style-name="P86"><text:span text:style-name="T21">Stack overflow</text:span> Queries :</text:p>
          <text:p text:style-name="P56"/>
        </text:list-header>
      </text:list>
      <text:list xml:id="list5723611402017436152" text:style-name="L7">
        <text:list-item>
          <text:p text:style-name="P68">select distinct displayname, owneruserid from users join posts where posts.owneruserid = users.user_id and owneruserid IN (select count(owneruserid) as post_count from posts group by owneruserid order by post_count desc limit 1);</text:p>
        </text:list-item>
      </text:list>
      <text:p text:style-name="P42"><text:tab/></text:p>
      <text:list xml:id="list100646694646786" text:continue-numbering="true" text:style-name="L7">
        <text:list-header>
          <text:p text:style-name="P69"/>
        </text:list-header>
        <text:list-item>
          <text:p text:style-name="P90">select avg(age) from users;</text:p>
        </text:list-item>
      </text:list>
      <text:p text:style-name="P39"/>
      <text:list xml:id="list100645789057282" text:continue-numbering="true" text:style-name="L7">
        <text:list-item>
          <text:p text:style-name="P88"><text:span text:style-name="T30">select displayname,creationdate from users join posts where posts.owneruserid = users.user_id order by creationdate limit</text:span><text:span text:style-name="T29"> </text:span>1;</text:p>
        </text:list-item>
      </text:list>
      <text:p text:style-name="P35"/>
      <text:list xml:id="list100647569374219" text:continue-numbering="true" text:style-name="L7">
        <text:list-item>
          <text:p text:style-name="P91">select displayname, count(<text:span text:style-name="T27">owneruserid</text:span>), <text:span text:style-name="T24">commentcount</text:span> as post_count from users join <text:span text:style-name="T28">posts</text:span> w<text:span text:style-name="T27">here posts.owneruserid = users.user_id and owneruserid</text:span> group by <text:span text:style-name="T27">owneruserid</text:span> order by reputation desc limit 1;</text:p>
          <text:p text:style-name="P92">select distinct displayname, commentcount from users join posts where posts.owneruserid = users.user_id and owneruserid IN (select owneruserid, sum(commentcount) from posts group by owneruserid) order by reputation desc limit 1;</text:p>
        </text:list-item>
      </text:list>
      <text:p text:style-name="P24"/>
      <text:list xml:id="list100646649940940" text:continue-numbering="true" text:style-name="L7">
        <text:list-item>
          <text:p text:style-name="P89">select displayname, count(*) as post_count from users join posts where posts.owneruserid = users.user_id group by owneruserid order by post_count desc limit 1;</text:p>
        </text:list-item>
      </text:list>
      <text:p text:style-name="P24"/>
      <text:list xml:id="list100647383700890" text:continue-numbering="true" text:style-name="L7">
        <text:list-item>
          <text:p text:style-name="P70">create view users_comments_<text:span text:style-name="T25">posts</text:span> as </text:p>
          <text:p text:style-name="P71">select * from commnets join users <text:span text:style-name="T25">join posts</text:span> where users.user_<text:span text:style-name="T23">id = comments.comment_user_id and posts.owneruserid = users.user_id ;</text:span></text:p>
        </text:list-item>
      </text:list>
      <text:p text:style-name="P37"/>
      <text:p text:style-name="P36"><text:tab/><text:span text:style-name="T24">select displayname,sum(commentcount) as sum from users_comments_posts <text:tab/>where group by comment_user_id having max(sum);</text:span></text:p>
      <text:p text:style-name="P43"/>
      <text:p text:style-name="P25"/>
      <text:list xml:id="list100647530220134" text:continue-numbering="true" text:style-name="L7">
        <text:list-item>
          <text:p text:style-name="P71">create view users_<text:span text:style-name="T25">posts</text:span> as </text:p>
          <text:p text:style-name="P74"><text:span text:style-name="T27">s</text:span>elect * from users join posts where posts.owneruserid = users.user_id;</text:p>
          <text:p text:style-name="P71"/>
          <text:p text:style-name="P71"><text:span text:style-name="T24">select displayname, owneruserid, sum(viewcount) as sum from </text:span>users_<text:span text:style-name="T25">post where group by owneruserid having max(sum);</text:span></text:p>
          <text:p text:style-name="P44"/>
          <text:p text:style-name="P64"/>
        </text:list-item>
        <text:list-item>
          <text:p text:style-name="P72"><text:span text:style-name="T24">select displayname, title, sum(viewcount) as sum from </text:span>users_<text:span text:style-name="T25">post where group by post_id having max(sum);</text:span></text:p>
          <text:p text:style-name="P45"/>
        </text:list-item>
      </text:list>
      <text:p text:style-name="P24"/>
      <text:list xml:id="list100645801096463" text:continue-numbering="true" text:style-name="L7">
        <text:list-item>
          <text:p text:style-name="P73"><text:soft-page-break/><text:span text:style-name="T24">select displayname, title, sum(answercount) as sum from </text:span>users_<text:span text:style-name="T25">post where group by post_id having max(sum);</text:span></text:p>
          <text:p text:style-name="P46"/>
        </text:list-item>
      </text:list>
      <text:p text:style-name="P38"/>
      <text:list xml:id="list100646732203446" text:continue-numbering="true" text:style-name="L7">
        <text:list-item>
          <text:p text:style-name="P75">s<text:span text:style-name="T24">elect displayname, title, sum(commentcount) as sum from users_post where group by post_id having max(sum);</text:span></text:p>
          <text:p text:style-name="P46"/>
          <text:p text:style-name="P73"/>
        </text:list-item>
        <text:list-item>
          <text:p text:style-name="P75">select location, count(*) as count from users group by location having max(count);</text:p>
          <text:p text:style-name="P46"/>
        </text:list-item>
      </text:list>
      <text:p text:style-name="P26"/>
      <text:list xml:id="list100645997402024" text:continue-numbering="true" text:style-name="L7">
        <text:list-item>
          <text:p text:style-name="P77">select count() , count(), count() from <text:s/><text:span text:style-name="T22">users_comments_posts </text:span>where location = ‘India’;</text:p>
          <text:p text:style-name="P46"/>
        </text:list-item>
      </text:list>
      <text:p text:style-name="P26"/>
      <text:p text:style-name="P38"/>
      <text:p text:style-name="P38"/>
      <text:p text:style-name="P38"/>
      <text:p text:style-name="P38"/>
      <text:p text:style-name="P79"><text:span text:style-name="T31">OR</text:span> </text:p>
      <text:p text:style-name="P78"/>
      <text:p text:style-name="P78"/>
      <text:p text:style-name="P80">D)</text:p>
      <text:p text:style-name="P78">select gg.CommentsCount, gg.UserName from </text:p>
      <text:p text:style-name="P78">(</text:p>
      <text:p text:style-name="P78"><text:s text:c="4"/>select temp.CommentsCount as CommentsCount,users.displayname as UserName,users.reputation from </text:p>
      <text:p text:style-name="P78"><text:s text:c="4"/>(</text:p>
      <text:p text:style-name="P78"><text:s text:c="8"/>select count(id) as CommentsCount,userid from comments group by userid</text:p>
      <text:p text:style-name="P78"><text:s text:c="4"/>) </text:p>
      <text:p text:style-name="P78"><text:s text:c="4"/>temp,users where temp.userid=users.id order by users.reputation desc limit 1</text:p>
      <text:p text:style-name="P78">) </text:p>
      <text:p text:style-name="P78">gg;</text:p>
      <text:p text:style-name="P93"/>
      <text:p text:style-name="P78"/>
      <text:p text:style-name="P80">E)<text:tab/></text:p>
      <text:p text:style-name="P78"/>
      <text:p text:style-name="P78">select gg.UserName from</text:p>
      <text:p text:style-name="P78">(</text:p>
      <text:p text:style-name="P78"><text:s text:c="4"/>select users.displayname as UserName, temp.PostCount from </text:p>
      <text:p text:style-name="P78"><text:s text:c="4"/>(</text:p>
      <text:p text:style-name="P78"><text:s text:c="8"/>select count(id) as PostCount,owneruserid from posts group by owneruserid</text:p>
      <text:p text:style-name="P78"><text:s text:c="4"/>) </text:p>
      <text:p text:style-name="P78"><text:s text:c="4"/>temp, users where temp.owneruserid=users.id order by temp.PostCount desc limit 1</text:p>
      <text:p text:style-name="P78">)</text:p>
      <text:p text:style-name="P78">gg;</text:p>
      <text:p text:style-name="P93"/>
      <text:p text:style-name="P78"/>
      <text:p text:style-name="P80">F)</text:p>
      <text:p text:style-name="P78"/>
      <text:p text:style-name="P78">select gg.UserName from</text:p>
      <text:p text:style-name="P78">(</text:p>
      <text:p text:style-name="P78"><text:s text:c="4"/>select users.displayname as UserName, temp.viewcount from </text:p>
      <text:p text:style-name="P78"><text:s text:c="4"/>(</text:p>
      <text:p text:style-name="P78"><text:s text:c="8"/>select owneruserid,viewcount from posts</text:p>
      <text:p text:style-name="P78"><text:s text:c="4"/>)</text:p>
      <text:p text:style-name="P78"><text:s text:c="4"/>temp, users where temp.owneruserid = users.id order by temp.viewcount desc <text:soft-page-break/>limit 1</text:p>
      <text:p text:style-name="P78">)</text:p>
      <text:p text:style-name="P78">gg;</text:p>
      <text:p text:style-name="P93"/>
      <text:p text:style-name="P80"/>
      <text:p text:style-name="P80">G)</text:p>
      <text:p text:style-name="P78">select gg.UserName, gg.PostTitle from</text:p>
      <text:p text:style-name="P78">(</text:p>
      <text:p text:style-name="P78"><text:s text:c="4"/>select users.displayname as UserName, temp.title as PostTitle, temp.answercount from</text:p>
      <text:p text:style-name="P78"><text:s text:c="4"/>(</text:p>
      <text:p text:style-name="P78"><text:s text:c="8"/>select title,owneruserid,answercount from posts</text:p>
      <text:p text:style-name="P78"><text:s text:c="4"/>) </text:p>
      <text:p text:style-name="P78"><text:s text:c="4"/>temp, users where temp.owneruserid = users.id order by temp.answercount desc limit 1</text:p>
      <text:p text:style-name="P78">)</text:p>
      <text:p text:style-name="P78">gg;</text:p>
      <text:p text:style-name="P93"/>
      <text:p text:style-name="P78"/>
      <text:p text:style-name="P80">H)</text:p>
      <text:p text:style-name="P78">select loc, count(id) as UserCount from users where length(loc) &gt; 0 group by loc order by UserCount desc limit 1;</text:p>
      <text:p text:style-name="P93"/>
      <text:p text:style-name="P78"/>
      <text:p text:style-name="P78"/>
      <text:p text:style-name="P80">I)</text:p>
      <text:p text:style-name="P93">select count(id) as PostCounts, sum(answercount) as TotalAnwers, sum(commentcount) as TotalComments from posts where owneruserid in (select id from users where loc = "India");<text:line-break/></text:p>
      <text:p text:style-name="P78"/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0:06:45.518615132</dc:date>
    <meta:editing-duration>PT2H13M27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6" meta:paragraph-count="202" meta:word-count="933" meta:character-count="6611" meta:non-whitespace-character-count="5794"/>
  </office:meta>
</office:document-meta>
</file>